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Palatino Linotype" fo:font-size="11pt" officeooo:rsid="001281f1" officeooo:paragraph-rsid="001281f1" style:font-size-asian="11pt" style:font-size-complex="11pt"/>
    </style:style>
    <style:style style:name="P2" style:family="paragraph" style:parent-style-name="Standard">
      <style:text-properties style:font-name="Palatino Linotype" fo:font-size="11pt" officeooo:rsid="00136c43" officeooo:paragraph-rsid="00136c43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Login</text:p>
      <text:p text:style-name="P1"><text:tab/>The user needs to login to the system before doing any opration.</text:p>
      <text:p text:style-name="P1"/>
      <text:p text:style-name="P1">2. JOB Monitor</text:p>
      <text:p text:style-name="P1"><text:tab/>After login, the default langing page is "Monitor"<text:tab/></text:p>
      <text:p text:style-name="P1">Default is to display the jobs ecxecuted in the last 1 hour, with all the details in a Tabular form. The page also contains a Filter section to fine tune the monitor process.</text:p>
      <text:p text:style-name="P1"/>
      <text:p text:style-name="P2">Tab Title: Last Hour | &lt;from&gt; - &lt;to&gt; </text:p>
      <text:p text:style-name="P2">Closable: false</text:p>
      <text:p text:style-name="P2"/>
      <text:p text:style-name="P2">..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3M52S</meta:editing-duration>
    <meta:editing-cycles>7</meta:editing-cycles>
    <meta:generator>LibreOffice/4.1.1.2$Windows_x86 LibreOffice_project/7e4286b58adc75a14f6d83f53a03b6c11fa2903</meta:generator>
    <dc:date>2013-10-07T22:29:02.762000000</dc:date>
    <meta:document-statistic meta:table-count="0" meta:image-count="0" meta:object-count="0" meta:page-count="1" meta:paragraph-count="8" meta:word-count="69" meta:character-count="368" meta:non-whitespace-character-count="303"/>
    <meta:user-defined meta:name="Info 1"/>
    <meta:user-defined meta:name="Info 2"/>
    <meta:user-defined meta:name="Info 3"/>
    <meta:user-defined meta:name="Info 4"/>
  </office:meta>
</office:document-meta>
</file>